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fr" fo:country="FR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fr" fo:country="FR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fr" fo:country="FR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fr" fo:country="FR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fr" fo:country="FR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fr" fo:country="FR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</office:automatic-styles>
  <office:body>
    <office:text text:use-soft-page-breaks="true">
      <text:p text:style-name="P1">Trajets<text:s/>en train<text:s/>Paris/Compiègne A/R Christian Jacquemin (Yukao Nagemi)</text:p>
      <text:p text:style-name="P2">27 Février 2017<text:s/>Aller<text:s/></text:p>
      <text:p text:style-name="P3">Départ à :<text:s/>07h34<text:s/>De la gare de :<text:s/>PARIS NORD<text:s text:c="2"/>Transporteur :<text:s/>TER<text:s/><text:s/>Numéro du train :<text:s/>847905</text:p>
      <text:p text:style-name="P4">Arrivé à :<text:s/>08h26<text:s/>À la gare de :<text:s/>COMPIEGNE</text:p>
      <text:p text:style-name="P5">28 Février 2017<text:s/>Retour<text:s/></text:p>
      <text:p text:style-name="P6">Départ à :<text:s/>18h35<text:s/>De la gare de :<text:s/>COMPIEGNE<text:s/>Transporteur :<text:s/>TER<text:s/><text:s/>Numéro du train :<text:s/>847928</text:p>
      <text:p text:style-name="P7">Arrivé à :<text:s/>19h26<text:s/>À la gare de :<text:s/>PARIS NORD</text:p>
      <text:p text:style-name="P8"/>
      <text:p text:style-name="P9">Christian Jacquemin</text:p>
      <text:p text:style-name="P10">Carte Week-end</text:p>
      <text:p text:style-name="P11">19/11/1956</text:p>
      <text:p text:style-name="P12">06 45 98 00 89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out" style:display-name="ou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are-name" style:display-name="fare-name" style:family="text" style:parent-style-name="DefaultParagraphFont"/>
    <style:style style:name="fare-description" style:display-name="fare-descriptio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ian</meta:initial-creator>
    <dc:creator>christian</dc:creator>
    <meta:creation-date>2017-02-09T23:10:00Z</meta:creation-date>
    <dc:date>2017-02-09T23:15:00Z</dc:date>
    <meta:template xlink:href="Normal.dotm" xlink:type="simple"/>
    <meta:editing-cycles>1</meta:editing-cycles>
    <meta:editing-duration>PT300S</meta:editing-duration>
    <meta:document-statistic meta:page-count="1" meta:paragraph-count="1" meta:word-count="66" meta:character-count="444" meta:row-count="3" meta:non-whitespace-character-count="379"/>
  </office:meta>
</office:document-meta>
</file>